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T26" style:parent-style-name="Internetlink" style:family="text">
      <style:text-properties fo:language="en" fo:country="GB"/>
    </style:style>
    <style:style style:name="P27" style:parent-style-name="Standard" style:family="paragraph">
      <style:text-properties fo:language="bg" fo:country="BG"/>
    </style:style>
    <style:style style:name="T28" style:parent-style-name="Hyperlink" style:family="text">
      <style:text-properties fo:language="bg" fo:country="BG"/>
    </style:style>
    <style:style style:name="T29" style:parent-style-name="DefaultParagraphFont" style:family="text">
      <style:text-properties fo:language="bg" fo:country="BG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bg" fo:country="BG"/>
    </style:style>
    <style:style style:name="P32" style:parent-style-name="Standard" style:family="paragraph">
      <style:text-properties fo:language="bg" fo:country="BG"/>
    </style:style>
    <style:style style:name="P33" style:parent-style-name="Standard" style:family="paragraph"/>
    <style:style style:name="T34" style:parent-style-name="Hyperlink" style:family="text">
      <style:text-properties fo:language="bg" fo:country="BG"/>
    </style:style>
    <style:style style:name="T35" style:parent-style-name="Hyperlink" style:family="text">
      <style:text-properties fo:language="bg" fo:country="BG"/>
    </style:style>
    <style:style style:name="P36" style:parent-style-name="Standard" style:family="paragraph"/>
    <style:style style:name="T37" style:parent-style-name="Hyperlink" style:family="text">
      <style:text-properties fo:language="bg" fo:country="BG"/>
    </style:style>
    <style:style style:name="P38" style:parent-style-name="Standard" style:family="paragraph"/>
    <style:style style:name="T39" style:parent-style-name="Hyperlink" style:family="text">
      <style:text-properties fo:language="bg" fo:country="BG"/>
    </style:style>
    <style:style style:name="T40" style:parent-style-name="Hyperlink" style:family="text">
      <style:text-properties fo:language="bg" fo:country="BG"/>
    </style:style>
    <style:style style:name="P41" style:parent-style-name="Standard" style:family="paragraph"/>
    <style:style style:name="T42" style:parent-style-name="Hyperlink" style:family="text">
      <style:text-properties fo:language="bg" fo:country="BG"/>
    </style:style>
    <style:style style:name="T43" style:parent-style-name="DefaultParagraphFont" style:family="text">
      <style:text-properties fo:language="bg" fo:country="BG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bg" fo:country="BG"/>
    </style:style>
    <style:style style:name="P46" style:parent-style-name="Standard" style:family="paragraph"/>
    <style:style style:name="T47" style:parent-style-name="Hyperlink" style:family="text">
      <style:text-properties fo:language="bg" fo:country="BG"/>
    </style:style>
    <style:style style:name="T48" style:parent-style-name="Hyperlink" style:family="text">
      <style:text-properties fo:language="bg" fo:country="BG"/>
    </style:style>
    <style:style style:name="P49" style:parent-style-name="Standard" style:family="paragraph"/>
    <style:style style:name="T50" style:parent-style-name="Hyperlink" style:family="text">
      <style:text-properties fo:language="bg" fo:country="BG"/>
    </style:style>
    <style:style style:name="T51" style:parent-style-name="DefaultParagraphFont" style:family="text">
      <style:text-properties fo:language="bg" fo:country="BG"/>
    </style:style>
    <style:style style:name="P52" style:parent-style-name="Standard" style:family="paragraph"/>
    <style:style style:name="T53" style:parent-style-name="Hyperlink" style:family="text">
      <style:text-properties fo:language="bg" fo:country="BG"/>
    </style:style>
    <style:style style:name="P54" style:parent-style-name="Standard" style:family="paragraph"/>
    <style:style style:name="T55" style:parent-style-name="DefaultParagraphFont" style:family="text">
      <style:text-properties fo:language="bg" fo:country="BG"/>
    </style:style>
    <style:style style:name="T56" style:parent-style-name="Hyperlink" style:family="text">
      <style:text-properties fo:language="bg" fo:country="BG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fo:language="bg" fo:country="BG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language="bg" fo:country="BG"/>
    </style:style>
    <style:style style:name="P61" style:parent-style-name="Standard" style:family="paragraph"/>
    <style:style style:name="T62" style:parent-style-name="DefaultParagraphFont" style:family="text">
      <style:text-properties fo:language="bg" fo:country="BG"/>
    </style:style>
    <style:style style:name="P63" style:parent-style-name="Standard" style:family="paragraph"/>
    <style:style style:name="T64" style:parent-style-name="DefaultParagraphFont" style:family="text">
      <style:text-properties fo:language="bg" fo:country="BG"/>
    </style:style>
    <style:style style:name="T65" style:parent-style-name="DefaultParagraphFont" style:family="text">
      <style:text-properties fo:language="bg" fo:country="BG"/>
    </style:style>
    <style:style style:name="P66" style:parent-style-name="Standard" style:family="paragraph"/>
    <style:style style:name="T67" style:parent-style-name="Hyperlink" style:family="text">
      <style:text-properties fo:language="bg" fo:country="BG"/>
    </style:style>
    <style:style style:name="P68" style:parent-style-name="Standard" style:family="paragraph"/>
    <style:style style:name="T69" style:parent-style-name="Hyperlink" style:family="text">
      <style:text-properties fo:language="bg" fo:country="BG"/>
    </style:style>
    <style:style style:name="T70" style:parent-style-name="DefaultParagraphFont" style:family="text">
      <style:text-properties fo:language="bg" fo:country="BG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/>
    <style:style style:name="T73" style:parent-style-name="Hyperlink" style:family="text">
      <style:text-properties fo:language="en" fo:country="GB"/>
    </style:style>
    <style:style style:name="T74" style:parent-style-name="DefaultParagraphFont" style:family="text">
      <style:text-properties fo:language="en" fo:country="GB"/>
    </style:style>
    <style:style style:name="T75" style:parent-style-name="DefaultParagraphFont" style:family="text">
      <style:text-properties fo:language="bg" fo:country="BG"/>
    </style:style>
    <style:style style:name="P76" style:parent-style-name="Standard" style:family="paragraph"/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</text:span><text:span text:style-name="T23">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4">https://www.rototron.info/raspberry-pi-stepper-motor-tut</text:span><text:span text:style-name="T25">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6">https://kalitut.com/raspberry-pi-hdmi-port/</text:span></text:a><text:s/>- Контрол на HDMI порт</text:p>
      <text:p text:style-name="P27">02.08</text:p>
      <text:p text:style-name="Standard"><text:a xlink:href="https://onlinelibrary.wiley.com/doi/epdf/10.1002/047134608X.W8298" office:target-frame-name="_top" xlink:show="replace"><text:span text:style-name="T28">https://onlinelibrary.wiley.com/doi/epdf/10.1002/047134608X.W8298</text:span></text:a><text:span text:style-name="T29"><text:s/>- Статия от 2016 за Техники и приложения за 3</text:span><text:span text:style-name="T30">D<text:s/></text:span><text:span text:style-name="T31">сканирането със структурирана светлина</text:span></text:p>
      <text:p text:style-name="Standard">14.09</text:p>
      <text:p text:style-name="P32">Полезни линкова за четене:</text:p>
      <text:list text:style-name="LFO2" text:continue-numbering="true">
        <text:list-item>
          <text:p text:style-name="P33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4">htt</text:span><text:span text:style-name="T35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6"><text:a xlink:href="https://githubmemory.com/repo/ljthink/gray-code-structured-light" office:target-frame-name="_top" xlink:show="replace"><text:span text:style-name="T37">https://githubmemory.com/repo/ljthink/gray-code-structured-light</text:span></text:a></text:p>
        </text:list-item>
        <text:list-item>
          <text:p text:style-name="P38"><text:a xlink:href="https://docs.opencv.org/3.4/d3/d81/tutorial_structured_light.html" office:target-frame-name="_top" xlink:show="replace"><text:span text:style-name="T39">https://docs.opencv.org/3.4/d3/d81/tutorial_structured_ligh</text:span><text:span text:style-name="T40">t.html</text:span></text:a></text:p>
        </text:list-item>
        <text:list-item>
          <text:p text:style-name="P41"><text:a xlink:href="https://github.com/jhdewitt/sltk" office:target-frame-name="_top" xlink:show="replace"><text:span text:style-name="T42">https://github.com/jhdewitt/sltk</text:span></text:a><text:s/>-<text:s/><text:span text:style-name="T43">Хубаво разбиване на задачата</text:span><text:span text:style-name="T44">.<text:s/></text:span><text:span text:style-name="T45">Хубав код</text:span></text:p>
        </text:list-item>
        <text:list-item>
          <text:p text:style-name="P46"><text:a xlink:href="https://docs.opencv.org/4.5.0/d6/d00/tutorial_py_root.html" office:target-frame-name="_top" xlink:show="replace"><text:span text:style-name="T47">https://docs.opencv.org/4.5.0/d6/d00/tutorial_py</text:span><text:span text:style-name="T48">_root.html</text:span></text:a></text:p>
        </text:list-item>
        <text:list-item>
          <text:p text:style-name="P49"><text:a xlink:href="https://docs.opencv.org/4.5.0/d9/db7/tutorial_py_table_of_contents_calib3d.html" office:target-frame-name="_top" xlink:show="replace"><text:span text:style-name="T50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1">скенер със структурирана светлина</text:span></text:p>
      <text:list text:style-name="LFO3" text:continue-numbering="true">
        <text:list-item>
          <text:p text:style-name="P52"><text:a xlink:href="http://mesh.brown.edu/byo3d/index.html" office:target-frame-name="_top" xlink:show="replace"><text:span text:style-name="T53">http://mesh.brown.edu/byo3d/index.html</text:span></text:a></text:p>
          <text:list text:continue-numbering="true">
            <text:list-item>
              <text:p text:style-name="P54"><text:a xlink:href="http://mesh.brown.edu/byo3d/slides.html" office:target-frame-name="_top" xlink:show="replace"><text:span text:style-name="Hyperlink">http://mesh.brown.edu/byo3d/slides.html</text:span></text:a><text:s/><text:span text:style-name="T55">и<text:s/></text:span><text:a xlink:href="http://mesh.brown.edu/byo3d/source.html" office:target-frame-name="_top" xlink:show="replace"><text:span text:style-name="T56">http://mesh.brown.edu/byo3d/source.html</text:span></text:a><text:span text:style-name="T57"><text:s/>-<text:s/></text:span><text:span text:style-name="T58">Слайдове и код за създаване на 3</text:span><text:span text:style-name="T59">d<text:s/></text:span><text:span text:style-name="T60">скенер</text:span></text:p>
            </text:list-item>
            <text:list-item>
              <text:p text:style-name="P61"><text:a xlink:href="http://mesh.brown.edu/byo3d/links.html" office:target-frame-name="_top" xlink:show="replace"><text:span text:style-name="Hyperlink">http://mesh.brown.edu/byo3d/links.html</text:span></text:a><text:s/>-<text:s/><text:span text:style-name="T62">Полезни линкове</text:span></text:p>
              <text:list text:continue-numbering="true">
                <text:list-item>
                  <text:p text:style-name="P63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4"><text:s/>– На</text:span><text:span text:style-name="T65">права на въртяща се маса</text:span></text:p>
                </text:list-item>
              </text:list>
            </text:list-item>
          </text:list>
        </text:list-item>
        <text:list-item>
          <text:p text:style-name="P66"><text:a xlink:href="https://www.osapublishing.org/aop/fulltext.cfm?uri=aop-3-2-128&amp;id=211561" office:target-frame-name="_top" xlink:show="replace"><text:span text:style-name="T67">https://www.osapublishing.org/aop/fulltext.cfm?uri=aop-3-2-128&amp;id=211561</text:span></text:a></text:p>
        </text:list-item>
        <text:list-item>
          <text:p text:style-name="P68"><text:a xlink:href="https://www.sciencedirect.com/topics/computer-science/unwrapped-phase" office:target-frame-name="_top" xlink:show="replace"><text:span text:style-name="T69">https://www.sciencedirect.com/topics/computer-science/unwrapped-phase</text:span></text:a><text:span text:style-name="T70"><text:s/></text:span></text:p>
        </text:list-item>
      </text:list>
      <text:p text:style-name="P71">21.09</text:p>
      <text:list text:style-name="LFO4" text:continue-numbering="true">
        <text:list-item>
          <text:p text:style-name="P72"><text:a xlink:href="https://www.geeksforgeeks.org/camera-calibration-with-python-opencv/?fbclid=IwAR3lxO_rFUG5gZ2CI0fa3nKHBiy2xmJ9nBN9tCSWQG6Uve3B1ejKx7UFUic" office:target-frame-name="_top" xlink:show="replace"><text:span text:style-name="T73">https://www.geeksforgeeks.org/camera-calibration-with-python-opencv/?fbclid=IwAR3lxO_rFUG5gZ2CI0fa3nKHBiy2xmJ9nBN9tCSWQG6Uve3B1ejKx7UFUic</text:span></text:a><text:span text:style-name="T74"><text:s/>–<text:s/></text:span><text:span text:style-name="T75">калибриране на камера</text:span></text:p>
        </text:list-item>
        <text:list-item>
          <text:p text:style-name="P76"><text:a xlink:href="https://docs.opencv.org/3.4.15/dc/dbb/tutorial_py_calibration.html" office:target-frame-name="_top" xlink:show="replace"><text:span text:style-name="T77">https://docs.ope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Elitsa Venchova</dc:creator>
    <meta:creation-date>2021-08-02T09:29:00Z</meta:creation-date>
    <dc:date>2021-09-21T06:47:00Z</dc:date>
    <meta:template xlink:href="Normal" xlink:type="simple"/>
    <meta:editing-cycles>11</meta:editing-cycles>
    <meta:editing-duration>PT3517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1" meta:word-count="858" meta:character-count="5739" meta:row-count="40" meta:non-whitespace-character-count="4892"/>
  </office:meta>
</office:document-meta>
</file>